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language="en" fo:country="US" style:font-size-asian="12pt" style:font-size-complex="12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1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12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13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6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style:font-name="ArialMT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1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12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13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4" style:family="text">
      <style:text-properties style:use-window-font-color="true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5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6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7" style:family="text">
      <style:text-properties fo:font-size="8pt" style:font-size-asian="8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87734016" text:id="ct8773401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84149504" text:id="ct8414950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85743456" text:id="ct8574345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77069872" text:id="ct7706987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79795968" text:id="ct7979596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78191872" text:id="ct78191872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87734016"/><text:change-start text:change-id="ct84149504"/>Adopt<text:change-end text:change-id="ct84149504"/>ed<text:change-start text:change-id="ct85743456"/> as a <text:change-end text:change-id="ct85743456"/>NMRA <text:change-start text:change-id="ct77069872"/>Standard<text:change-end text:change-id="ct77069872"/></text:h>
      </text:section>
      <text:p text:style-name="Standard">The OpenLCB Standard document appended to this cover sheet has been formally adopted as a NMRA Standard by the NMRA Board of Directors on the date shown in the <text:span text:style-name="T21">Adopted</text:span> column in the <text:span text:style-name="T20">Version History</text:span> table below.</text:p>
      <text:h text:style-name="Heading_20_1" text:outline-level="1"><text:change text:change-id="ct79795968"/><text:change-start text:change-id="ct78191872"/>Version History<text:change-end text:change-id="ct78191872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0:32:08.077587252" text:date-adjust="PT1440H00M00S">Apr 18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Datagram Transport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3.2-TN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6</meta:editing-cycles>
    <meta:editing-duration>PT19H53M8S</meta:editing-duration>
    <meta:generator>LibreOffice/4.2.7.2$Linux_X86_64 LibreOffice_project/420m0$Build-2</meta:generator>
    <dc:date>2015-02-17T20:32:07.989732828</dc:date>
    <dc:creator>Balazs Racz</dc:creator>
    <meta:printed-by>Bob Jacobsen</meta:printed-by>
    <meta:print-date>2010-09-15T08:46:04</meta:print-date>
    <meta:document-statistic meta:table-count="2" meta:image-count="0" meta:object-count="0" meta:page-count="1" meta:paragraph-count="14" meta:word-count="76" meta:character-count="459" meta:non-whitespace-character-count="390"/>
  </office:meta>
</office:document-meta>
</file>